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1e0dc03" officeooo:paragraph-rsid="01e3a80f" style:font-weight-asian="bold" style:font-weight-complex="bold"/>
    </style:style>
    <style:style style:name="P3" style:family="paragraph" style:parent-style-name="Text_20_body">
      <style:text-properties officeooo:paragraph-rsid="0136717d"/>
    </style:style>
    <style:style style:name="P4" style:family="paragraph" style:parent-style-name="Text_20_body">
      <style:text-properties officeooo:rsid="01784571" officeooo:paragraph-rsid="01784571"/>
    </style:style>
    <style:style style:name="P5" style:family="paragraph" style:parent-style-name="Text_20_body">
      <style:text-properties officeooo:paragraph-rsid="01eeb9da"/>
    </style:style>
    <style:style style:name="P6" style:family="paragraph" style:parent-style-name="Text_20_body">
      <style:text-properties officeooo:paragraph-rsid="01f15124"/>
    </style:style>
    <style:style style:name="P7" style:family="paragraph" style:parent-style-name="Text_20_body">
      <style:text-properties officeooo:rsid="01f9c472" officeooo:paragraph-rsid="01f9c472"/>
    </style:style>
    <style:style style:name="P8" style:family="paragraph" style:parent-style-name="Text_20_body">
      <style:text-properties officeooo:paragraph-rsid="01f9c472"/>
    </style:style>
    <style:style style:name="P9" style:family="paragraph" style:parent-style-name="Text_20_body">
      <style:text-properties fo:font-weight="bold" officeooo:rsid="01faa3ff" officeooo:paragraph-rsid="01faa3ff" style:font-weight-asian="bold" style:font-weight-complex="bold"/>
    </style:style>
    <style:style style:name="P10" style:family="paragraph" style:parent-style-name="Text_20_body">
      <style:text-properties fo:font-weight="bold" officeooo:rsid="01fe8d86" officeooo:paragraph-rsid="01fe8d86" style:font-weight-asian="bold" style:font-weight-complex="bold"/>
    </style:style>
    <style:style style:name="P11" style:family="paragraph" style:parent-style-name="Text_20_body">
      <style:text-properties fo:font-weight="normal" officeooo:rsid="01faa3ff" officeooo:paragraph-rsid="01faa3ff" style:font-weight-asian="normal" style:font-weight-complex="normal"/>
    </style:style>
    <style:style style:name="P12" style:family="paragraph" style:parent-style-name="Text_20_body">
      <style:text-properties officeooo:paragraph-rsid="01faa3ff"/>
    </style:style>
    <style:style style:name="P13" style:family="paragraph" style:parent-style-name="Text_20_body">
      <style:text-properties officeooo:rsid="01fc0539" officeooo:paragraph-rsid="01fc0539"/>
    </style:style>
    <style:style style:name="P14" style:family="paragraph" style:parent-style-name="Text_20_body">
      <style:text-properties officeooo:paragraph-rsid="0159f874"/>
    </style:style>
    <style:style style:name="P15" style:family="paragraph" style:parent-style-name="Text_20_body">
      <style:text-properties officeooo:paragraph-rsid="01fe85f4"/>
    </style:style>
    <style:style style:name="P16" style:family="paragraph" style:parent-style-name="Text_20_body">
      <style:text-properties officeooo:paragraph-rsid="01de846c"/>
    </style:style>
    <style:style style:name="P17" style:family="paragraph" style:parent-style-name="Text_20_body">
      <style:text-properties officeooo:rsid="01fe8d86" officeooo:paragraph-rsid="01fe8d86"/>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76f8f6" style:font-weight-asian="bold" style:font-weight-complex="bold"/>
    </style:style>
    <style:style style:name="T7" style:family="text">
      <style:text-properties fo:font-weight="bold" officeooo:rsid="019745fa" style:font-weight-asian="bold" style:font-weight-complex="bold"/>
    </style:style>
    <style:style style:name="T8" style:family="text">
      <style:text-properties fo:font-weight="bold" officeooo:rsid="017c1f14" style:font-weight-asian="bold" style:font-weight-complex="bold"/>
    </style:style>
    <style:style style:name="T9" style:family="text">
      <style:text-properties fo:font-weight="bold" officeooo:rsid="01a9d703" style:font-weight-asian="bold" style:font-weight-complex="bold"/>
    </style:style>
    <style:style style:name="T10" style:family="text">
      <style:text-properties fo:font-weight="bold" officeooo:rsid="01bb3fc4" style:font-weight-asian="bold" style:font-weight-complex="bold"/>
    </style:style>
    <style:style style:name="T11" style:family="text">
      <style:text-properties fo:font-weight="bold" officeooo:rsid="01c035ef" style:font-weight-asian="bold" style:font-weight-complex="bold"/>
    </style:style>
    <style:style style:name="T12" style:family="text">
      <style:text-properties fo:font-weight="bold" officeooo:rsid="01de846c" style:font-weight-asian="bold" style:font-weight-complex="bold"/>
    </style:style>
    <style:style style:name="T13" style:family="text">
      <style:text-properties fo:font-weight="bold" officeooo:rsid="01e0dc03" style:font-weight-asian="bold" style:font-weight-complex="bold"/>
    </style:style>
    <style:style style:name="T14" style:family="text">
      <style:text-properties fo:font-weight="bold" officeooo:rsid="01e73c12" style:font-weight-asian="bold" style:font-weight-complex="bold"/>
    </style:style>
    <style:style style:name="T15" style:family="text">
      <style:text-properties fo:font-weight="bold" officeooo:rsid="01e8f9a4" style:font-weight-asian="bold" style:font-weight-complex="bold"/>
    </style:style>
    <style:style style:name="T16" style:family="text">
      <style:text-properties fo:font-weight="bold" officeooo:rsid="01ec5edc" style:font-weight-asian="bold" style:font-weight-complex="bold"/>
    </style:style>
    <style:style style:name="T17" style:family="text">
      <style:text-properties fo:font-weight="bold" officeooo:rsid="01fc0539" style:font-weight-asian="bold" style:font-weight-complex="bold"/>
    </style:style>
    <style:style style:name="T18" style:family="text">
      <style:text-properties fo:font-weight="bold" officeooo:rsid="01fe72b5" style:font-weight-asian="bold" style:font-weight-complex="bold"/>
    </style:style>
    <style:style style:name="T19" style:family="text">
      <style:text-properties fo:font-weight="bold" officeooo:rsid="01fe85f4"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17c1f14" style:font-weight-asian="normal" style:font-weight-complex="normal"/>
    </style:style>
    <style:style style:name="T22" style:family="text">
      <style:text-properties fo:font-weight="normal" officeooo:rsid="01a9d703" style:font-weight-asian="normal" style:font-weight-complex="normal"/>
    </style:style>
    <style:style style:name="T23" style:family="text">
      <style:text-properties fo:font-weight="normal" officeooo:rsid="01e0dc03" style:font-weight-asian="normal" style:font-weight-complex="normal"/>
    </style:style>
    <style:style style:name="T24" style:family="text">
      <style:text-properties fo:font-weight="normal" officeooo:rsid="01de846c" style:font-weight-asian="normal" style:font-weight-complex="normal"/>
    </style:style>
    <style:style style:name="T25" style:family="text">
      <style:text-properties fo:font-weight="normal" officeooo:rsid="01e3a80f" style:font-weight-asian="normal" style:font-weight-complex="normal"/>
    </style:style>
    <style:style style:name="T26" style:family="text">
      <style:text-properties fo:font-weight="normal" officeooo:rsid="01eeb9da" style:font-weight-asian="normal" style:font-weight-complex="normal"/>
    </style:style>
    <style:style style:name="T27" style:family="text">
      <style:text-properties fo:font-weight="normal" officeooo:rsid="01eff111" style:font-weight-asian="normal" style:font-weight-complex="normal"/>
    </style:style>
    <style:style style:name="T28" style:family="text">
      <style:text-properties fo:font-weight="normal" officeooo:rsid="01faa3ff" style:font-weight-asian="normal" style:font-weight-complex="normal"/>
    </style:style>
    <style:style style:name="T29" style:family="text">
      <style:text-properties fo:font-weight="normal" officeooo:rsid="01fc0539" style:font-weight-asian="normal" style:font-weight-complex="normal"/>
    </style:style>
    <style:style style:name="T30" style:family="text">
      <style:text-properties fo:font-weight="normal" officeooo:rsid="01fe85f4" style:font-weight-asian="normal" style:font-weight-complex="normal"/>
    </style:style>
    <style:style style:name="T31" style:family="text">
      <style:text-properties fo:font-weight="normal" officeooo:rsid="01fe8d86" style:font-weight-asian="normal" style:font-weight-complex="normal"/>
    </style:style>
    <style:style style:name="T32" style:family="text">
      <style:text-properties fo:font-weight="normal" officeooo:rsid="0200258e" style:font-weight-asian="normal" style:font-weight-complex="normal"/>
    </style:style>
    <style:style style:name="T33" style:family="text">
      <style:text-properties fo:font-weight="normal" officeooo:rsid="02004274" style:font-weight-asian="normal" style:font-weight-complex="normal"/>
    </style:style>
    <style:style style:name="T34" style:family="text">
      <style:text-properties fo:font-weight="normal" officeooo:rsid="0201b43f" style:font-weight-asian="normal" style:font-weight-complex="normal"/>
    </style:style>
    <style:style style:name="T35" style:family="text">
      <style:text-properties officeooo:rsid="00e51007"/>
    </style:style>
    <style:style style:name="T36" style:family="text">
      <style:text-properties officeooo:rsid="01dc88ca"/>
    </style:style>
    <style:style style:name="T37" style:family="text">
      <style:text-properties officeooo:rsid="01e59bb0"/>
    </style:style>
    <style:style style:name="T38" style:family="text">
      <style:text-properties officeooo:rsid="01e73c12"/>
    </style:style>
    <style:style style:name="T39" style:family="text">
      <style:text-properties style:font-name="Liberation Serif1" fo:font-size="12pt" fo:font-weight="normal" style:font-size-asian="12pt" style:font-weight-asian="normal" style:font-size-complex="12pt" style:font-weight-complex="normal"/>
    </style:style>
    <style:style style:name="T40" style:family="text">
      <style:text-properties style:font-name="Liberation Serif1" fo:font-size="12pt" fo:font-weight="normal" officeooo:rsid="01eff111" style:font-size-asian="12pt" style:font-weight-asian="normal" style:font-size-complex="12pt" style:font-weight-complex="normal"/>
    </style:style>
    <style:style style:name="T41" style:family="text">
      <style:text-properties style:font-name="Liberation Serif1" fo:font-size="12pt" fo:font-weight="normal" officeooo:rsid="01e0dc03" style:font-size-asian="12pt" style:font-weight-asian="normal" style:font-size-complex="12pt" style:font-weight-complex="normal"/>
    </style:style>
    <style:style style:name="T42" style:family="text">
      <style:text-properties style:font-name="Liberation Serif1" fo:font-size="12pt" fo:font-weight="normal" officeooo:rsid="01f9c472" style:font-size-asian="12pt" style:font-weight-asian="normal" style:font-size-complex="12pt" style:font-weight-complex="normal"/>
    </style:style>
    <style:style style:name="T43" style:family="text">
      <style:text-properties style:font-name="Liberation Serif1" fo:font-size="12pt" fo:font-weight="normal" officeooo:rsid="01e3a80f" style:font-size-asian="12pt" style:font-weight-asian="normal" style:font-size-complex="12pt" style:font-weight-complex="normal"/>
    </style:style>
    <style:style style:name="T44" style:family="text">
      <style:text-properties style:font-name="Liberation Serif1" fo:font-size="12pt" fo:font-weight="normal" officeooo:rsid="01faa3ff" style:font-size-asian="12pt" style:font-weight-asian="normal" style:font-size-complex="12pt" style:font-weight-complex="normal"/>
    </style:style>
    <style:style style:name="T45" style:family="text">
      <style:text-properties style:font-name="Liberation Serif1" fo:font-size="12pt" fo:font-weight="normal" officeooo:rsid="01fe85f4" style:font-size-asian="12pt" style:font-weight-asian="normal" style:font-size-complex="12pt" style:font-weight-complex="normal"/>
    </style:style>
    <style:style style:name="T46" style:family="text">
      <style:text-properties style:font-name="Liberation Serif1" fo:font-size="12pt" fo:font-weight="bold" style:font-size-asian="12pt" style:font-weight-asian="bold" style:font-size-complex="12pt" style:font-weight-complex="bold"/>
    </style:style>
    <style:style style:name="T47" style:family="text">
      <style:text-properties style:font-name="Liberation Serif1" fo:font-size="12pt" fo:font-weight="bold" officeooo:rsid="01faa3ff" style:font-size-asian="12pt" style:font-weight-asian="bold" style:font-size-complex="12pt" style:font-weight-complex="bold"/>
    </style:style>
    <style:style style:name="T48" style:family="text">
      <style:text-properties officeooo:rsid="01f9c472"/>
    </style:style>
    <style:style style:name="T49" style:family="text">
      <style:text-properties officeooo:rsid="01f669ef"/>
    </style:style>
    <style:style style:name="T50" style:family="text">
      <style:text-properties officeooo:rsid="01fe85f4"/>
    </style:style>
    <style:style style:name="T51" style:family="text">
      <style:text-properties officeooo:rsid="01de84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36">11 January</text:span> 201<text:span text:style-name="T48">7</text:span> transmission <text:span text:style-name="T36">12/13 January 2017<text:line-break/>Recording Carts: <text:s text:c="29"/>Our Carts: </text:span></text:p>
      <text:p text:style-name="P14"><text:span text:style-name="T2">[0]</text:span><text:span text:style-name="T35"> Hi everybody, you have stumbled across IT Stuff, the delicious show that digs information technology. Are we reddit togo? Stephane isn't with us because he's in his Data Recovery Lab, but with me on the support rota today are Dick and Kriss, Shi on the helldesk, and I'm Carrie Fisher. (Too soon?)</text:span></text:p>
      <text:p text:style-name="P13">What's in the show today? Well not much, sadly. <text:span text:style-name="T50">Everything that we normally feed off of has been on holiday and not much has happened. So we're scratting round for filler really. But stick with us, we'll try and make it bearable like we always do.</text:span></text:p>
      <text:p text:style-name="P16"><text:span text:style-name="T12">[2 </text:span><text:span text:style-name="T16">Min</text:span><text:span text:style-name="T12">]</text:span><text:span text:style-name="T24"> </text:span><text:span text:style-name="T31">Two events came and wents. There was CCC, Europe's premier Hacker conf. Disappointing this year, the only lulz was someone hacking the smart meters for your electric that are going to be foisted on us. He reckons he'll be able to fry em or even start fires or something. Citation needed.</text:span></text:p>
      <text:p text:style-name="P17"><text:span text:style-name="T31">A</text:span><text:span text:style-name="T20">nd then there was CES the consumer electronics show in the States, it was smart gadgets all the way. Smart hairbrush. Smart pillows. And a smart breast pump. I could have done without the </text:span><text:span text:style-name="T32">pictures. </text:span><text:span text:style-name="T20">ick</text:span></text:p>
      <text:p text:style-name="P10"><text:span text:style-name="T51">[</text:span>5 Min]<text:span text:style-name="T20"> </text:span><text:span text:style-name="T32">If these devices are a good idea, what about Alexa. You know these things that do what you tell them, how would you describe them? magic tiny chimneys that sit on your coffee table? Alexa is Amazon's thing. Anyway somebody was complaining that someone on the telly said the magic words “Alexa buy a doll's house” and it did. Do we believe that?</text:span></text:p>
      <text:p text:style-name="P10">[8 Min]<text:span text:style-name="T20"> </text:span><text:span text:style-name="T33">In related news the entire human population of Planet Earth has been enthralled by Twitch TV where there's a live stream of two bots talking to each other. They got two Google Home devices and started them off.</text:span></text:p>
      <text:p text:style-name="P17"><text:span text:style-name="T1">[11 Min]</text:span><text:span text:style-name="T20"> T</text:span><text:span text:style-name="T32">hree</text:span><text:span text:style-name="T20"> other tiny news items. First, Kirklees Council's services were offline a couple of days over Crimbo cos a power surge on Boxing day fried their boxes. Hence the name. </text:span><text:span text:style-name="T34">Second,</text:span><text:span text:style-name="T20"> you know them annoying cookie things you have to click, well maybe just maybe the EU is about to see sense and drop them. </text:span><text:span text:style-name="T34">Third, ransomware has now spread to server databases.</text:span></text:p>
      <text:p text:style-name="P6"><text:span text:style-name="T6">[</text:span><text:span text:style-name="T8">1</text:span><text:span text:style-name="T19">2</text:span><text:span text:style-name="T8"> Min]</text:span><text:span text:style-name="T21"> </text:span><text:span text:style-name="T23">You are listening to IT Stuff on BCB Radio 106.6 FM. </text:span><text:span text:style-name="T42">Coming up, there's World of Stuff, and possibly </text:span><text:span text:style-name="T43">Youtube Channel of the Month. </text:span><text:span text:style-name="T42">And lots more filler. Sorry about the filler.</text:span></text:p>
      <text:p text:style-name="P7"><text:span text:style-name="T39">Let's see who or what is in this month's Anniversary Corner! </text:span><text:span text:style-name="T46">[ANNIVERSARY.WAV]</text:span></text:p>
      <text:p text:style-name="P7"><text:span text:style-name="T39">On the ninth of January, er, that was Oh God We're Really Back At Work Day, anyway it's the tenth birthday of the iPhone.</text:span></text:p>
      <text:p text:style-name="P7"><text:span text:style-name="T42">L</text:span><text:span text:style-name="T39">et's have a solemn moment in memory of Dead Steve Jobs.</text:span></text:p>
      <text:p text:style-name="P8"><text:span text:style-name="T42">So. The iPhone. </text:span><text:span text:style-name="T44">Breakthrough, or inevitable evolution? <text:s/>There's a point of view that says, what Apple were really trying to do was to merge a phone and a camera and an iPod, it was really an accident that it ended up being the first genuine personal computer.</text:span></text:p>
      <text:p text:style-name="P15"><text:span text:style-name="T45">Where have we ended up, ten years on? Just the other day we were told that Facebook, in the interests of research, deliberately broke its Android app for people chosen at random, to see how they would react. How long would they stick it out before they give up and go away? Turns out it was a failed experiment, people never gave up, no matter how long it was they kept on coming back. Do you really want to give the credit for that to Steve Jobs?</text:span></text:p>
      <text:p text:style-name="P5"><text:span text:style-name="T47">[17 Min]</text:span><text:span text:style-name="T40"> </text:span><text:span text:style-name="T44">And now </text:span><text:span text:style-name="T40">i</text:span><text:span text:style-name="T41">t's time for Shi's World o</text:span><text:span text:style-name="T23">f Stuff! </text:span><text:span text:style-name="T13">[</text:span><text:span text:style-name="T15">WORLDOFSTUFF.WAV</text:span><text:span text:style-name="T14">]</text:span></text:p>
      <text:p text:style-name="P9">Radio Garden<text:span text:style-name="T20"> is at Radio dot garden (yeah thats another of those weird TLDs)</text:span></text:p>
      <text:p text:style-name="P2">[<text:span text:style-name="T38">21</text:span> Min]<text:span text:style-name="T20"> </text:span><text:span text:style-name="T25">And now </text:span><text:span text:style-name="T26">it's time for</text:span><text:span text:style-name="T25"> Youtube Channel of the Month. </text:span><text:span text:style-name="T37">[YOUPOOP.WAV]</text:span></text:p>
      <text:p text:style-name="P11"><text:span text:style-name="T49">F</text:span>ill in here!!</text:p>
      <text:p text:style-name="P12"><text:soft-page-break/><text:span text:style-name="T7">[</text:span><text:span text:style-name="T9">2</text:span><text:span text:style-name="T17">4</text:span><text:span text:style-name="T11"> </text:span><text:span text:style-name="T9">Min]</text:span><text:span text:style-name="T22"> </text:span><text:span text:style-name="T29">Have we done? Right we can clock off then. </text:span><text:span text:style-name="T27">That </text:span><text:span text:style-name="T28">was your January edition of IT Stuff. </text:span><text:span text:style-name="T29">Er, in case you're wondering what happened to our youtubes, we've got a bit of a backlog. (Lame excuses here) so there's not much new on our wonderful website</text:span><text:span text:style-name="T27"> itstuff.org.uk, </text:span><text:span text:style-name="T29">but that's all right cos you just heard this month's show</text:span><text:span text:style-name="T27">. </text:span><text:span text:style-name="T29">YaY for you! </text:span></text:p>
      <text:p text:style-name="P13"><text:span text:style-name="T20">Let's leave you </text:span><text:span text:style-name="T30">a</text:span><text:span text:style-name="T20"> </text:span><text:span text:style-name="T30">spiffy dubstep thing that Shi </text:span><text:span text:style-name="T20">found. And then we'll see you next month, if we're spared. Tarra!</text:span></text:p>
      <text:p text:style-name="P4"><text:span text:style-name="T6">[</text:span><text:span text:style-name="T1">2</text:span><text:span text:style-name="T9">5</text:span><text:span text:style-name="T1"> min] </text:span><text:span text:style-name="T17">JAN</text:span><text:span text:style-name="T10">MUSIC</text:span><text:span text:style-name="T9">.WAV </text:span><text:span text:style-name="T19">(cut to fit ;-)</text:span></text:p>
      <text:p text:style-name="P3"><text:span text:style-name="T3">[29 min 5</text:span><text:span text:style-name="T4">2</text:span><text:span text:style-name="T3"> sec] end</text:span></text:p>
      <text:p text:style-name="P15"><text:span text:style-name="T3">M</text:span><text:span text:style-name="T5">usicstuffs:<text:line-break/></text:span><text:span text:style-name="T18">https://soundcloud.com/chrstnandrkn/what-if-there-was-a-dubstep-song-but-instead-of-the-drop-there-was-just-the-seinfeld-theme-song</text:span></text:p>
      <text:p text:style-name="P15"><text:span text:style-name="T19">Nerf Herder - Mr Spock<text:line-break/>https://www.youtube.com/watch?v=xK9P-BrfzLE</text:span><text:span text:style-name="T1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7-01-11T13:19:05.790152922</dc:date>
    <meta:editing-duration>PT12H25M21S</meta:editing-duration>
    <meta:editing-cycles>90</meta:editing-cycles>
    <meta:generator>LibreOffice/5.2.1.2$Linux_X86_64 LibreOffice_project/20m0$Build-2</meta:generator>
    <meta:document-statistic meta:table-count="0" meta:image-count="0" meta:object-count="0" meta:page-count="2" meta:paragraph-count="24" meta:word-count="734" meta:character-count="4211" meta:non-whitespace-character-count="3468"/>
  </office:meta>
</office:document-meta>
</file>